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48039215686275" calcext:value-type="float">
            <text:p>0.8480392157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100930110744524" calcext:value-type="float">
            <text:p>0.1009301107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6:37:31.122772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04T16:37:39.902287048</dc:date>
    <meta:editing-duration>PT7H12M32S</meta:editing-duration>
    <meta:editing-cycles>61</meta:editing-cycles>
    <meta:generator>LibreOffice/5.1.6.2$Linux_X86_64 LibreOffice_project/10m0$Build-2</meta:generator>
    <meta:document-statistic meta:table-count="1" meta:cell-count="40" meta:object-count="0"/>
  </office:meta>
</office:document-meta>
</file>